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02in" text:min-label-width="0.25in" text:list-level-position-and-space-mode="label-alignment">
          <style:list-level-label-alignment text:label-followed-by="listtab" fo:margin-left="3.490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02in" text:min-label-width="0.25in" text:list-level-position-and-space-mode="label-alignment">
          <style:list-level-label-alignment text:label-followed-by="listtab" fo:margin-left="4.9902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fo:font-size="11pt" style:font-size-asian="11pt" style:font-size-complex="11pt"/>
    </style:style>
    <style:style style:name="P5" style:parent-style-name="Standard" style:family="paragraph">
      <style:text-properties fo:font-size="11pt" style:font-size-asian="11pt" style:font-size-complex="11pt"/>
    </style:style>
    <style:style style:name="P6" style:parent-style-name="Standard" style:family="paragraph">
      <style:text-properties fo:font-size="11pt" style:font-size-asian="11pt" style:font-size-complex="11pt"/>
    </style:style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Standard" style:family="paragraph">
      <style:paragraph-properties fo:margin-left="0.4902in">
        <style:tab-stops/>
      </style:paragraph-properties>
    </style:style>
    <style:style style:name="P11" style:parent-style-name="Listenabsatz" style:list-style-name="LFO2" style:family="paragraph"/>
    <style:style style:name="P12" style:parent-style-name="Listenabsatz" style:list-style-name="LFO2" style:family="paragraph"/>
    <style:style style:name="P13" style:parent-style-name="Listenabsatz" style:list-style-name="LFO2" style:family="paragraph"/>
    <style:style style:name="P14" style:parent-style-name="Listenabsatz" style:list-style-name="LFO1" style:family="paragraph"/>
    <style:style style:name="T15" style:parent-style-name="pl-2" style:family="text">
      <style:text-properties fo:color="#0000FF" style:text-underline-type="single" style:text-underline-style="solid" style:text-underline-width="auto" style:text-underline-mode="continuous"/>
    </style:style>
    <style:style style:name="T16" style:parent-style-name="pl-2" style:family="text">
      <style:text-properties fo:color="#0000FF"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fo:margin-left="0.25in">
        <style:tab-stops/>
      </style:paragraph-properties>
    </style:style>
    <style:style style:name="P18" style:parent-style-name="Standard" style:family="paragraph">
      <style:text-properties fo:font-weight="bold" style:font-weight-asian="bold"/>
    </style:style>
    <style:style style:name="P19" style:parent-style-name="Listenabsatz" style:list-style-name="LFO3" style:family="paragraph"/>
    <style:style style:name="P20" style:parent-style-name="Listenabsatz" style:list-style-name="LFO3" style:family="paragraph">
      <style:text-properties fo:language="en" fo:country="US"/>
    </style:style>
    <style:style style:name="P21" style:parent-style-name="Listenabsatz" style:list-style-name="LFO3" style:family="paragraph">
      <style:text-properties fo:language="en" fo:country="US"/>
    </style:style>
    <style:style style:name="P22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name="P23" style:parent-style-name="Listenabsatz" style:list-style-name="LFO3" style:family="paragraph">
      <style:text-properties fo:language="en" fo:country="US"/>
    </style:style>
    <style:style style:name="P24" style:parent-style-name="Listenabsatz" style:list-style-name="LFO3" style:family="paragraph">
      <style:text-properties fo:language="en" fo:country="US"/>
    </style:style>
    <style:style style:name="T25" style:parent-style-name="Absatz-Standardschriftart" style:family="text">
      <style:text-properties fo:language="en" fo:country="US"/>
    </style:style>
    <style:style style:name="P26" style:parent-style-name="Listenabsatz" style:list-style-name="LFO3" style:family="paragraph">
      <style:text-properties fo:language="en" fo:country="US"/>
    </style:style>
    <style:style style:name="T27" style:parent-style-name="Absatz-Standardschriftart" style:family="text">
      <style:text-properties fo:font-style="italic" style:font-style-asian="italic" style:font-style-complex="italic"/>
    </style:style>
    <style:style style:name="P28" style:parent-style-name="Listenabsatz" style:list-style-name="LFO3" style:family="paragraph">
      <style:text-properties style:font-style-complex="italic" fo:language="en" fo:country="US"/>
    </style:style>
    <style:style style:name="P29" style:parent-style-name="Listenabsatz" style:family="paragraph">
      <style:text-properties fo:font-style="italic" style:font-style-asian="italic" style:font-style-complex="italic"/>
    </style:style>
    <style:style style:name="P30" style:parent-style-name="Listenabsatz" style:list-style-name="LFO3" style:family="paragraph">
      <style:text-properties fo:font-style="italic" style:font-style-asian="italic" style:font-style-complex="italic"/>
    </style:style>
    <style:style style:name="P31" style:parent-style-name="Listenabsatz" style:list-style-name="LFO3" style:family="paragraph">
      <style:text-properties fo:font-style="italic" style:font-style-asian="italic" style:font-style-complex="italic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/>
    </style:style>
    <style:style style:name="P34" style:parent-style-name="Listenabsatz" style:list-style-name="LFO4" style:family="paragraph"/>
    <style:style style:name="P35" style:parent-style-name="Listenabsatz" style:list-style-name="LFO4" style:family="paragraph"/>
    <style:style style:name="P36" style:parent-style-name="Listenabsatz" style:list-style-name="LFO4" style:family="paragraph"/>
    <style:style style:name="T37" style:parent-style-name="Absatz-Standardschriftart" style:family="text">
      <style:text-properties fo:font-style="italic" style:font-style-asian="italic"/>
    </style:style>
    <style:style style:name="P38" style:parent-style-name="Listenabsatz" style:list-style-name="LFO4" style:family="paragraph"/>
    <style:style style:name="P39" style:parent-style-name="Standard" style:family="paragraph">
      <style:text-properties fo:font-weight="bold" style:font-weight-asian="bold"/>
    </style:style>
    <style:style style:name="P40" style:parent-style-name="Listenabsatz" style:list-style-name="LFO5" style:family="paragraph"/>
    <style:style style:name="P41" style:parent-style-name="Listenabsatz" style:list-style-name="LFO5" style:family="paragraph"/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Unity mit der Microsoft HoloLens (1stgen)</text:span></text:p>
      <text:p text:style-name="P3"/>
      <text:p text:style-name="Standard">Die wichtigste Quelle zum Setup ist hier:</text:p>
      <text:p text:style-name="Standard"><text:a xlink:href="https://github.com/Microsoft/MixedRealityToolkit-Unity" office:target-frame-name="_top" xlink:show="replace">https://github.com/Microsoft/MixedRealityToolkit-Unity</text:a></text:p>
      <text:p text:style-name="Standard"/>
      <text:p text:style-name="Standard"/>
      <text:p text:style-name="P4">Setup der Entwicklungs-Tools:</text:p>
      <text:p text:style-name="P5">(Zusätzlich zum MRTK-Guide, damit man nicht in die gleichen Probleme läuft wie ich):</text:p>
      <text:p text:style-name="P6"/>
      <text:list text:style-name="LFO1" text:continue-numbering="true">
        <text:list-item>
          <text:p text:style-name="P7">Unity 2019.2.x herunterladen über den Unity-Hub (Mit Universal Windows Platform Build Support)</text:p>
        </text:list-item>
        <text:list-item>
          <text:p text:style-name="P8">Windows 10 SDK installieren</text:p>
        </text:list-item>
        <text:list-item>
          <text:p text:style-name="P9">Visual Studio installieren (Zwingend notwendig für Deploy per USB auf die HoloLens, als IDE zum Bearbeiten kann aber auch bspw. JetBrains Rider verwendet werden)</text:p>
        </text:list-item>
      </text:list>
      <text:p text:style-name="P10">Mit folgenden zusätzlichen Komponenten:</text:p>
      <text:list text:style-name="LFO2" text:continue-numbering="true">
        <text:list-item>
          <text:p text:style-name="P11">.Net-Desktopentwicklung</text:p>
        </text:list-item>
        <text:list-item>
          <text:p text:style-name="P12">Spieleentwicklung mit Unity</text:p>
        </text:list-item>
        <text:list-item>
          <text:p text:style-name="P13">Entwicklung für die Universelle Windows Plattform</text:p>
        </text:list-item>
      </text:list>
      <text:list text:style-name="LFO1" text:continue-numbering="true">
        <text:list-item>
          <text:p text:style-name="P14">Von<text:s/><text:a xlink:href="https://github.com/Microsoft/MixedRealityToolkit-Unity/releases" office:target-frame-name="_top" xlink:show="replace"><text:span text:style-name="Hyperlink">https://github.com/Microsoft/MixedRealityToolkit-Unity/releases</text:span></text:a><text:s/><text:span text:style-name="T15">Microsoft.MixedReal</text:span><text:span text:style-name="T16">ity.Toolkit.Unity.Foundation.x.x.x.unitypackage</text:span><text:s/>herunterladen</text:p>
        </text:list-item>
      </text:list>
      <text:p text:style-name="P17"/>
      <text:p text:style-name="P18">Erstellen eines fehlerfreien Projekts mit dem MRTK (Reihenfolge beachten)</text:p>
      <text:list text:style-name="LFO3" text:continue-numbering="true">
        <text:list-item>
          <text:p text:style-name="P19">Neues Unity Projekt (2019.2.x) (3D) erstellen</text:p>
        </text:list-item>
        <text:list-item>
          <text:p text:style-name="P20">Window – TexMeshPro – Import TMP Essential Resources<text:s/></text:p>
        </text:list-item>
        <text:list-item>
          <text:p text:style-name="P21">Rechtsklick im Projektexplorer – Import Package – Custom- (Microsoft…..Foundation.x.x.x.unitypackage) importieren</text:p>
        </text:list-item>
      </text:list>
      <text:p text:style-name="P22">Hinweis: Man wird 2 – 3 Mal auf accept drücken müssen. Wenn man denkt es ist fertig importiert, lieber noch eine Minute warten</text:p>
      <text:list text:style-name="LFO3" text:continue-numbering="true">
        <text:list-item>
          <text:p text:style-name="P23">File – Build Settings - Auf „Universal Windows Platform” klicken</text:p>
        </text:list-item>
        <text:list-item>
          <text:p text:style-name="P24">Wie folgt konfigurieren:</text:p>
        </text:list-item>
      </text:list>
      <text:p text:style-name="Listenabsatz"><text:span text:style-name="T25"><draw:frame draw:style-name="a0" draw:name="Grafik 1" text:anchor-type="as-char" svg:x="0in" svg:y="0in" svg:width="6.40714in" svg:height="3.64634in" style:rel-width="scale" style:rel-height="scale"><draw:image xlink:href="media/image1.png" xlink:type="simple" xlink:show="embed" xlink:actuate="onLoad"/><svg:title/><svg:desc/></draw:frame></text:span></text:p>
      <text:list text:style-name="LFO3" text:continue-numbering="true">
        <text:list-item>
          <text:p text:style-name="P26">Switch Platform</text:p>
        </text:list-item>
      </text:list>
      <text:p text:style-name="Listenabsatz"><text:span text:style-name="T27">Hinweis: Wenn dieser Schritt nicht ausgeführt wurde, wird man mit einer Horde Exceptions beim Neustart von Unity überhäuft</text:span></text:p>
      <text:soft-page-break/>
      <text:list text:style-name="LFO3" text:continue-numbering="true">
        <text:list-item>
          <text:p text:style-name="P28">Mixed Reality Toolkit – Add to<text:s/>Scene and Configure</text:p>
        </text:list-item>
      </text:list>
      <text:p text:style-name="P29">Hinweise:<text:s/></text:p>
      <text:list text:style-name="LFO3" text:continue-numbering="true">
        <text:list-item>
          <text:list>
            <text:list-item>
              <text:p text:style-name="P30">Die Hauptkamera muss sich IMMER auf 0,0,0 befinden</text:p>
            </text:list-item>
            <text:list-item>
              <text:p text:style-name="P31">Eigene Szeneninhalte kann man z.B. in ein leeres GameObject-Parent einfügen, welches man in der Szene erstellt</text:p>
            </text:list-item>
          </text:list>
        </text:list-item>
      </text:list>
      <text:p text:style-name="Standard"/>
      <text:p text:style-name="P32">Unity Projekt mit MRTK und Git:</text:p>
      <text:p text:style-name="Standard">-Unter Windows bekommt Git standardmäßig Probleme mit der Länge einiger Dateinamen des MRTK.<text:s/><text:bookmark-start text:name="_Hlk31877218"/>Dazu<text:s/><text:bookmark-end text:name="_Hlk31877218"/>folgendes in die Git Bash:</text:p>
      <text:p text:style-name="HTMLVorformatiert"><text:s/>git config --system core.longpaths true</text:p>
      <text:p text:style-name="HTMLVorformatiert">-<text:s/><text:a xlink:href="https://thoughtbot.com/blog/how-to-git-with-unity" office:target-frame-name="_top" xlink:show="replace"><text:span text:style-name="Hyperlink">https://thoughtbot.com/blog/how-to-git-with-unity</text:span></text:a><text:s/>(Git LFS ist optional)</text:p>
      <text:p text:style-name="HTMLVorformatiert"/>
      <text:p text:style-name="P33">Deploy auf die HoloLens:</text:p>
      <text:list text:style-name="LFO4" text:continue-numbering="true">
        <text:list-item>
          <text:p text:style-name="P34">In Unity: Mixed Reality Toolkit – Utilities – Build window – Open Visual Studio (Wenn erstes Mal, dann alles mit „Ja“/“Ok“ bestätigen</text:p>
        </text:list-item>
        <text:list-item>
          <text:p text:style-name="P35">HoloLens per USB mit PC verbinden</text:p>
        </text:list-item>
        <text:list-item>
          <text:p text:style-name="P36"><text:span text:style-name="T37">(Visual Studio sollte offen sein)<text:s/></text:span>Auf „Debug“, „x86“ und „Remote Device“ stellen</text:p>
        </text:list-item>
        <text:list-item>
          <text:p text:style-name="P38">Beim klick auf den Play-Button sollte das Programm auf der HoloLens installiert werden und auch direkt starten</text:p>
        </text:list-item>
      </text:list>
      <text:p text:style-name="Standard"/>
      <text:p text:style-name="Standard"/>
      <text:p text:style-name="P39">Wichtige Dinge, welche zu beachten sind, auf die ich gestoßen bin:</text:p>
      <text:list text:style-name="LFO5" text:continue-numbering="true">
        <text:list-item>
          <text:p text:style-name="P40">Man darf mit dem MRTK<text:s/>niemals UI Elemente außerhalb der Szene haben, in welcher das „Mixed Reality Toolkit“ und der „Mixed Reality Playspace“ liegen, sonst: Kryptische Exceptions</text:p>
        </text:list-item>
        <text:list-item>
          <text:p text:style-name="P41">Falls die Komponenten „Spatial Mapping Renderer“ und „Spatial Collider“ nicht vorhanden sein sollten, oder generell bei Unity alle Komponenten der Kategorie „XR“ fehlen, dann unter Edit-Project Settings-Player-XR den Haken bei Virtual Reality rausnehmen, Neu-Konfiguration ablehnen und Haken wieder setzen. Das sollte die Windows Mixed Reality-Komponenten neu importieren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pl-2" style:display-name="pl-2" style:family="text" style:parent-style-name="Absatz-Standardschriftart"/>
    <style:style style:name="HTMLVorformatiert" style:display-name="HTML Vorformatiert" style:family="paragraph" style:parent-style-name="Standard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02in" text:min-label-width="0.25in" text:list-level-position-and-space-mode="label-alignment">
          <style:list-level-label-alignment text:label-followed-by="listtab" fo:margin-left="3.490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02in" text:min-label-width="0.25in" text:list-level-position-and-space-mode="label-alignment">
          <style:list-level-label-alignment text:label-followed-by="listtab" fo:margin-left="4.9902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topher Peters</dc:creator>
    <meta:creation-date>2009-04-16T11:32:00Z</meta:creation-date>
    <dc:date>2020-02-07T12:24:00Z</dc:date>
    <meta:template xlink:href="Normal" xlink:type="simple"/>
    <meta:editing-cycles>26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6" meta:word-count="439" meta:character-count="3199" meta:row-count="23" meta:non-whitespace-character-count="2766"/>
  </office:meta>
</office:document-meta>
</file>